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.494cm" fo:margin-bottom="0.494cm" style:contextual-spacing="false" fo:background-color="#ffffff"/>
      <style:text-properties fo:color="#222222" loext:opacity="100%" style:font-name="Cambria" officeooo:paragraph-rsid="0009d9bb" style:font-name-complex="Cambria"/>
    </style:style>
    <style:style style:name="P2" style:family="paragraph" style:parent-style-name="Standard">
      <loext:graphic-properties draw:fill="solid" draw:fill-color="#ffffff"/>
      <style:paragraph-properties fo:background-color="#ffffff"/>
      <style:text-properties fo:color="#222222" loext:opacity="100%" style:font-name="Cambria" officeooo:paragraph-rsid="0009d9bb" style:font-name-complex="Cambria"/>
    </style:style>
    <style:style style:name="P3" style:family="paragraph" style:parent-style-name="Standard">
      <loext:graphic-properties draw:fill="solid" draw:fill-color="#ffffff"/>
      <style:paragraph-properties fo:background-color="#ffffff"/>
      <style:text-properties fo:color="#222222" loext:opacity="100%" style:font-name="Cambria" style:text-underline-style="solid" style:text-underline-width="auto" style:text-underline-color="font-color" fo:font-weight="bold" officeooo:paragraph-rsid="0009d9bb" style:font-weight-asian="bold" style:font-name-complex="Cambria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fo:color="#222222" loext:opacity="100%" style:font-name="Cambria" style:text-underline-style="solid" style:text-underline-width="auto" style:text-underline-color="font-color" fo:font-weight="bold" officeooo:rsid="000ff1d3" officeooo:paragraph-rsid="0009d9bb" style:font-weight-asian="bold" style:font-name-complex="Cambria" style:font-weight-complex="bold"/>
    </style:style>
    <style:style style:name="P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222222" loext:opacity="100%" style:font-name="Cambria" style:text-underline-style="solid" style:text-underline-width="auto" style:text-underline-color="font-color" fo:font-weight="bold" officeooo:rsid="0055f616" officeooo:paragraph-rsid="0055f616" style:font-weight-asian="bold" style:font-name-complex="Cambria"/>
    </style:style>
    <style:style style:name="P6" style:family="paragraph" style:parent-style-name="Standard">
      <loext:graphic-properties draw:fill="solid" draw:fill-color="#ffffff"/>
      <style:paragraph-properties fo:margin-top="0cm" fo:margin-bottom="0.494cm" style:contextual-spacing="false" fo:background-color="#ffffff"/>
      <style:text-properties fo:color="#222222" loext:opacity="100%" style:font-name="Cambria" fo:font-weight="bold" officeooo:rsid="000ff1d3" officeooo:paragraph-rsid="0009d9bb" style:font-weight-asian="bold" style:font-name-complex="Cambria" style:font-weight-complex="bold"/>
    </style:style>
    <style:style style:name="P7" style:family="paragraph" style:parent-style-name="Standard">
      <loext:graphic-properties draw:fill="solid" draw:fill-color="#ffffff"/>
      <style:paragraph-properties fo:margin-top="0cm" fo:margin-bottom="0.494cm" style:contextual-spacing="false" fo:text-align="justify" style:justify-single-word="false" fo:background-color="#ffffff"/>
      <style:text-properties fo:color="#222222" loext:opacity="100%" style:font-name="Cambria" fo:font-weight="bold" officeooo:rsid="000ff1d3" officeooo:paragraph-rsid="0009d9bb" style:font-weight-asian="bold" style:font-name-complex="Cambria" style:font-weight-complex="bold"/>
    </style:style>
    <style:style style:name="P8" style:family="paragraph" style:parent-style-name="Standard">
      <loext:graphic-properties draw:fill="solid" draw:fill-color="#ffffff"/>
      <style:paragraph-properties fo:margin-top="0.494cm" fo:margin-bottom="0.494cm" style:contextual-spacing="false" fo:background-color="#ffffff"/>
      <style:text-properties officeooo:paragraph-rsid="0009d9bb"/>
    </style:style>
    <style:style style:name="P9" style:family="paragraph" style:parent-style-name="Standard" style:list-style-name="WW8Num2">
      <loext:graphic-properties draw:fill="solid" draw:fill-color="#ffffff"/>
      <style:paragraph-properties fo:margin-top="0cm" fo:margin-bottom="0cm" style:contextual-spacing="false" fo:background-color="#ffffff"/>
      <style:text-properties officeooo:paragraph-rsid="0009d9bb"/>
    </style:style>
    <style:style style:name="P10" style:family="paragraph" style:parent-style-name="Standard" style:list-style-name="WW8Num2">
      <loext:graphic-properties draw:fill="solid" draw:fill-color="#ffffff"/>
      <style:paragraph-properties fo:margin-top="0cm" fo:margin-bottom="0cm" style:contextual-spacing="false" fo:background-color="#ffffff"/>
      <style:text-properties fo:color="#222222" loext:opacity="100%" style:font-name="Cambria" officeooo:paragraph-rsid="0009d9bb" style:font-name-complex="Cambria"/>
    </style:style>
    <style:style style:name="P11" style:family="paragraph" style:parent-style-name="Standard" style:list-style-name="WW8Num2">
      <loext:graphic-properties draw:fill="solid" draw:fill-color="#ffffff"/>
      <style:paragraph-properties fo:margin-top="0cm" fo:margin-bottom="0cm" style:contextual-spacing="false" fo:background-color="#ffffff"/>
      <style:text-properties fo:color="#222222" loext:opacity="100%" style:font-name="Cambria" officeooo:paragraph-rsid="000a6f4b" style:font-name-complex="Cambria"/>
    </style:style>
    <style:style style:name="P12" style:family="paragraph" style:parent-style-name="Standard" style:list-style-name="WW8Num2">
      <loext:graphic-properties draw:fill="solid" draw:fill-color="#ffffff"/>
      <style:paragraph-properties fo:margin-top="0cm" fo:margin-bottom="0cm" style:contextual-spacing="false" fo:background-color="#ffffff"/>
      <style:text-properties fo:color="#222222" loext:opacity="100%" style:font-name="Cambria" officeooo:paragraph-rsid="000de0b5" style:font-name-complex="Cambria"/>
    </style:style>
    <style:style style:name="P13" style:family="paragraph" style:parent-style-name="Standard" style:list-style-name="WW8Num2">
      <loext:graphic-properties draw:fill="solid" draw:fill-color="#ffffff"/>
      <style:paragraph-properties fo:margin-top="0cm" fo:margin-bottom="0cm" style:contextual-spacing="false" fo:background-color="#ffffff"/>
      <style:text-properties fo:color="#222222" loext:opacity="100%" style:font-name="Cambria" officeooo:paragraph-rsid="0010987a" style:font-name-complex="Cambria"/>
    </style:style>
    <style:style style:name="P14" style:family="paragraph" style:parent-style-name="Standard" style:list-style-name="WW8Num2">
      <loext:graphic-properties draw:fill="solid" draw:fill-color="#ffffff"/>
      <style:paragraph-properties fo:margin-top="0cm" fo:margin-bottom="0.494cm" style:contextual-spacing="false" fo:background-color="#ffffff"/>
      <style:text-properties fo:color="#222222" loext:opacity="100%" style:font-name="Cambria" officeooo:paragraph-rsid="000f98c7" style:font-name-complex="Cambria"/>
    </style:style>
    <style:style style:name="P15" style:family="paragraph" style:parent-style-name="Standard" style:list-style-name="WW8Num4">
      <loext:graphic-properties draw:fill="solid" draw:fill-color="#ffffff"/>
      <style:paragraph-properties fo:margin-top="0cm" fo:margin-bottom="0cm" style:contextual-spacing="false" fo:background-color="#ffffff"/>
      <style:text-properties fo:color="#222222" loext:opacity="100%" style:font-name="Cambria" officeooo:paragraph-rsid="0009d9bb" style:font-name-complex="Cambria"/>
    </style:style>
    <style:style style:name="P16" style:family="paragraph" style:parent-style-name="Standard" style:list-style-name="WW8Num4">
      <loext:graphic-properties draw:fill="solid" draw:fill-color="#ffffff"/>
      <style:paragraph-properties fo:margin-top="0cm" fo:margin-bottom="0.494cm" style:contextual-spacing="false" fo:background-color="#ffffff"/>
      <style:text-properties fo:color="#222222" loext:opacity="100%" style:font-name="Cambria" officeooo:paragraph-rsid="0009d9bb" style:font-name-complex="Cambria"/>
    </style:style>
    <style:style style:name="P17" style:family="paragraph" style:parent-style-name="Standard" style:list-style-name="WW8Num4">
      <loext:graphic-properties draw:fill="solid" draw:fill-color="#ffffff"/>
      <style:paragraph-properties fo:margin-top="0cm" fo:margin-bottom="0cm" style:contextual-spacing="false" fo:background-color="#ffffff"/>
      <style:text-properties fo:color="#222222" loext:opacity="100%" style:font-name="Cambria" officeooo:paragraph-rsid="005e2da0" style:font-name-complex="Cambria"/>
    </style:style>
    <style:style style:name="P18" style:family="paragraph" style:parent-style-name="Standard" style:list-style-name="WW8Num1">
      <loext:graphic-properties draw:fill="solid" draw:fill-color="#ffffff"/>
      <style:paragraph-properties fo:background-color="#ffffff"/>
      <style:text-properties fo:color="#222222" loext:opacity="100%" style:font-name="Cambria" officeooo:paragraph-rsid="0038aa29" style:font-name-complex="Cambria"/>
    </style:style>
    <style:style style:name="P19" style:family="paragraph" style:parent-style-name="Standard" style:list-style-name="WW8Num1">
      <loext:graphic-properties draw:fill="solid" draw:fill-color="#ffffff"/>
      <style:paragraph-properties fo:background-color="#ffffff"/>
      <style:text-properties fo:color="#222222" loext:opacity="100%" style:font-name="Cambria" officeooo:paragraph-rsid="0038e289" style:font-name-complex="Cambria"/>
    </style:style>
    <style:style style:name="P20" style:family="paragraph" style:parent-style-name="Standard" style:list-style-name="WW8Num1">
      <loext:graphic-properties draw:fill="solid" draw:fill-color="#ffffff"/>
      <style:paragraph-properties fo:background-color="#ffffff"/>
      <style:text-properties fo:color="#222222" loext:opacity="100%" style:font-name="Cambria" officeooo:paragraph-rsid="0057e581" style:font-name-complex="Cambria"/>
    </style:style>
    <style:style style:name="P21" style:family="paragraph" style:parent-style-name="Standard" style:list-style-name="WW8Num1">
      <loext:graphic-properties draw:fill="solid" draw:fill-color="#ffffff"/>
      <style:paragraph-properties fo:background-color="#ffffff"/>
      <style:text-properties fo:color="#222222" loext:opacity="100%" style:font-name="Cambria" officeooo:paragraph-rsid="005e2da0" style:font-name-complex="Cambria"/>
    </style:style>
    <style:style style:name="P22" style:family="paragraph" style:parent-style-name="Standard" style:list-style-name="WW8Num3">
      <loext:graphic-properties draw:fill="solid" draw:fill-color="#ffffff"/>
      <style:paragraph-properties fo:background-color="#ffffff"/>
      <style:text-properties fo:color="#222222" loext:opacity="100%" style:font-name="Cambria" officeooo:paragraph-rsid="005e2da0" style:font-name-complex="Cambria"/>
    </style:style>
    <style:style style:name="P23" style:family="paragraph" style:parent-style-name="Standard" style:list-style-name="WW8Num5">
      <loext:graphic-properties draw:fill="solid" draw:fill-color="#ffffff"/>
      <style:paragraph-properties fo:margin-top="0cm" fo:margin-bottom="0cm" style:contextual-spacing="false" fo:background-color="#ffffff"/>
      <style:text-properties fo:color="#222222" loext:opacity="100%" style:font-name="Cambria" officeooo:paragraph-rsid="0009d9bb" style:font-name-complex="Cambria"/>
    </style:style>
    <style:style style:name="P24" style:family="paragraph" style:parent-style-name="Standard" style:list-style-name="WW8Num5">
      <loext:graphic-properties draw:fill="solid" draw:fill-color="#ffffff"/>
      <style:paragraph-properties fo:margin-top="0cm" fo:margin-bottom="0cm" style:contextual-spacing="false" fo:background-color="#ffffff"/>
      <style:text-properties fo:color="#222222" loext:opacity="100%" style:font-name="Cambria" officeooo:paragraph-rsid="001bd471" style:font-name-complex="Cambria"/>
    </style:style>
    <style:style style:name="P25" style:family="paragraph" style:parent-style-name="Standard" style:list-style-name="WW8Num5">
      <loext:graphic-properties draw:fill="solid" draw:fill-color="#ffffff"/>
      <style:paragraph-properties fo:margin-top="0cm" fo:margin-bottom="0cm" style:contextual-spacing="false" fo:background-color="#ffffff"/>
      <style:text-properties fo:color="#222222" loext:opacity="100%" style:font-name="Cambria" officeooo:paragraph-rsid="005e2da0" style:font-name-complex="Cambria"/>
    </style:style>
    <style:style style:name="P26" style:family="paragraph" style:parent-style-name="Standard" style:list-style-name="WW8Num5">
      <loext:graphic-properties draw:fill="solid" draw:fill-color="#ffffff"/>
      <style:paragraph-properties fo:margin-top="0cm" fo:margin-bottom="0.494cm" style:contextual-spacing="false" fo:background-color="#ffffff"/>
      <style:text-properties fo:color="#222222" loext:opacity="100%" style:font-name="Cambria" officeooo:paragraph-rsid="005e2da0" style:font-name-complex="Cambria"/>
    </style:style>
    <style:style style:name="P27" style:family="paragraph" style:parent-style-name="Standard" style:list-style-name="WW8Num1">
      <loext:graphic-properties draw:fill="solid" draw:fill-color="#ffffff"/>
      <style:paragraph-properties fo:margin-top="0cm" fo:margin-bottom="0.494cm" style:contextual-spacing="false" fo:background-color="#ffffff"/>
      <style:text-properties fo:color="#222222" loext:opacity="100%" style:font-name="Cambria" fo:font-weight="normal" officeooo:rsid="000ff1d3" officeooo:paragraph-rsid="005e2da0" style:font-weight-asian="normal" style:font-name-complex="Cambria" style:font-weight-complex="normal"/>
    </style:style>
    <style:style style:name="P28" style:family="paragraph" style:parent-style-name="Standard" style:list-style-name="WW8Num3">
      <loext:graphic-properties draw:fill="solid" draw:fill-color="#ffffff"/>
      <style:paragraph-properties fo:margin-top="0cm" fo:margin-bottom="0.494cm" style:contextual-spacing="false" fo:background-color="#ffffff"/>
      <style:text-properties fo:color="#222222" loext:opacity="100%" style:font-name="Cambria" fo:font-weight="normal" officeooo:rsid="000ff1d3" officeooo:paragraph-rsid="005e2da0" style:font-weight-asian="normal" style:font-name-complex="Cambria" style:font-weight-complex="normal"/>
    </style:style>
    <style:style style:name="T1" style:family="text">
      <style:text-properties fo:font-weight="bold" officeooo:rsid="000ff1d3" style:font-weight-asian="bold" style:font-weight-complex="bold"/>
    </style:style>
    <style:style style:name="T2" style:family="text">
      <style:text-properties fo:font-weight="bold" officeooo:rsid="00130e7b" style:font-weight-asian="bold" style:font-weight-complex="bold"/>
    </style:style>
    <style:style style:name="T3" style:family="text">
      <style:text-properties fo:font-weight="bold" officeooo:rsid="0015b574" style:font-weight-asian="bold" style:font-weight-complex="bold"/>
    </style:style>
    <style:style style:name="T4" style:family="text">
      <style:text-properties fo:font-weight="bold" officeooo:rsid="0018563c" style:font-weight-asian="bold" style:font-weight-complex="bold"/>
    </style:style>
    <style:style style:name="T5" style:family="text">
      <style:text-properties fo:font-weight="bold" officeooo:rsid="001fec49" style:font-weight-asian="bold" style:font-weight-complex="bold"/>
    </style:style>
    <style:style style:name="T6" style:family="text">
      <style:text-properties fo:font-weight="bold" officeooo:rsid="00202e00" style:font-weight-asian="bold" style:font-weight-complex="bold"/>
    </style:style>
    <style:style style:name="T7" style:family="text">
      <style:text-properties fo:font-weight="bold" officeooo:rsid="002da3d8" style:font-weight-asian="bold" style:font-weight-complex="bold"/>
    </style:style>
    <style:style style:name="T8" style:family="text">
      <style:text-properties fo:font-weight="bold" officeooo:rsid="003df319" style:font-weight-asian="bold" style:font-weight-complex="bold"/>
    </style:style>
    <style:style style:name="T9" style:family="text">
      <style:text-properties fo:font-weight="bold" officeooo:rsid="0041e5a2" style:font-weight-asian="bold" style:font-weight-complex="bold"/>
    </style:style>
    <style:style style:name="T10" style:family="text">
      <style:text-properties fo:font-weight="bold" officeooo:rsid="0041f26a" style:font-weight-asian="bold" style:font-weight-complex="bold"/>
    </style:style>
    <style:style style:name="T11" style:family="text">
      <style:text-properties fo:font-weight="bold" officeooo:rsid="0057e581" style:font-weight-asian="bold" style:font-weight-complex="bold"/>
    </style:style>
    <style:style style:name="T12" style:family="text">
      <style:text-properties fo:font-weight="bold" officeooo:rsid="006a8d69" style:font-weight-asian="bold" style:font-weight-complex="bold"/>
    </style:style>
    <style:style style:name="T13" style:family="text">
      <style:text-properties fo:color="#222222" loext:opacity="100%" style:font-name="Cambria" style:font-name-complex="Cambria"/>
    </style:style>
    <style:style style:name="T14" style:family="text">
      <style:text-properties fo:color="#222222" loext:opacity="100%" style:font-name="Cambria" fo:font-weight="bold" style:font-weight-asian="bold" style:font-name-complex="Cambria"/>
    </style:style>
    <style:style style:name="T15" style:family="text">
      <style:text-properties fo:color="#222222" loext:opacity="100%" style:font-name="Cambria" fo:font-weight="bold" officeooo:rsid="000ff1d3" style:font-weight-asian="bold" style:font-name-complex="Cambria" style:font-weight-complex="bold"/>
    </style:style>
    <style:style style:name="T16" style:family="text">
      <style:text-properties fo:color="#c9211e" loext:opacity="100%" fo:font-weight="bold" officeooo:rsid="005e2da0" style:font-weight-asian="bold" style:font-weight-complex="bold"/>
    </style:style>
    <style:style style:name="T17" style:family="text">
      <style:text-properties fo:color="#000000" loext:opacity="100%" fo:font-weight="bold" officeooo:rsid="005f9f6b" style:font-weight-asian="bold" style:font-weight-complex="bold"/>
    </style:style>
    <style:style style:name="T18" style:family="text">
      <style:text-properties fo:color="#000000" loext:opacity="100%" fo:font-weight="bold" officeooo:rsid="00600879" style:font-weight-asian="bold" style:font-weight-complex="bold"/>
    </style:style>
    <style:style style:name="T19" style:family="text">
      <style:text-properties fo:color="#000000" loext:opacity="100%" fo:font-weight="bold" officeooo:rsid="006150c0" style:font-weight-asian="bold" style:font-weight-complex="bold"/>
    </style:style>
    <style:style style:name="T20" style:family="text">
      <style:text-properties fo:color="#000000" loext:opacity="100%" fo:font-weight="bold" officeooo:rsid="00631707" style:font-weight-asian="bold" style:font-weight-complex="bold"/>
    </style:style>
    <style:style style:name="T21" style:family="text">
      <style:text-properties fo:color="#000000" loext:opacity="100%" fo:font-weight="bold" officeooo:rsid="006415d2" style:font-weight-asian="bold" style:font-weight-complex="bold"/>
    </style:style>
    <style:style style:name="T22" style:family="text">
      <style:text-properties fo:color="#000000" loext:opacity="100%" fo:font-weight="bold" officeooo:rsid="005e2da0" style:font-weight-asian="bold" style:font-weight-complex="bold"/>
    </style:style>
    <style:style style:name="T23" style:family="text">
      <style:text-properties fo:color="#000000" loext:opacity="100%" fo:font-weight="bold" officeooo:rsid="006c788b" style:font-weight-asian="bold" style:font-weight-complex="bold"/>
    </style:style>
    <style:style style:name="T24" style:family="text">
      <style:text-properties fo:color="#000000" loext:opacity="100%" fo:font-weight="bold" officeooo:rsid="006e059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PICS <text:s/>COMPLETED</text:p>
      <text:p text:style-name="P3">ANGULAR</text:p>
      <text:p text:style-name="P3"/>
      <text:p text:style-name="P2">Creating the following</text:p>
      <text:list xml:id="list4136617492" text:style-name="WW8Num2">
        <text:list-item>
          <text:p text:style-name="P9"><text:span text:style-name="T13">Components -</text:span><text:span text:style-name="T15">completed</text:span></text:p>
        </text:list-item>
        <text:list-item>
          <text:p text:style-name="P10">Tables -<text:span text:style-name="T1">completed</text:span></text:p>
        </text:list-item>
        <text:list-item>
          <text:p text:style-name="P9"><text:span text:style-name="T13">checkboxes -</text:span><text:span text:style-name="T15">completed</text:span></text:p>
        </text:list-item>
        <text:list-item>
          <text:p text:style-name="P11">Radio buttons -<text:span text:style-name="T1">completed</text:span></text:p>
        </text:list-item>
        <text:list-item>
          <text:p text:style-name="P10">Tabs -<text:span text:style-name="T1">completed</text:span></text:p>
        </text:list-item>
        <text:list-item>
          <text:p text:style-name="P12">List boxes -<text:span text:style-name="T1">completed</text:span></text:p>
        </text:list-item>
        <text:list-item>
          <text:p text:style-name="P9"><text:span text:style-name="T13">building project -</text:span><text:span text:style-name="T15">completed</text:span></text:p>
        </text:list-item>
        <text:list-item>
          <text:p text:style-name="P9"><text:span text:style-name="T13">index.html and its uses -</text:span><text:span text:style-name="T15">completed</text:span></text:p>
        </text:list-item>
        <text:list-item>
          <text:p text:style-name="P9"><text:span text:style-name="T13">package.json and angular.json -</text:span><text:span text:style-name="T15">completed</text:span></text:p>
        </text:list-item>
        <text:list-item>
          <text:p text:style-name="P10">lazy loading concept -<text:span text:style-name="T16">pending</text:span></text:p>
        </text:list-item>
        <text:list-item>
          <text:p text:style-name="P13">common services -<text:span text:style-name="T1">completed</text:span></text:p>
        </text:list-item>
        <text:list-item>
          <text:p text:style-name="P12">pass data between two components -<text:span text:style-name="T1">completed</text:span></text:p>
        </text:list-item>
        <text:list-item>
          <text:p text:style-name="P9"><text:span text:style-name="T13">buttons -</text:span><text:span text:style-name="T15">completed</text:span></text:p>
        </text:list-item>
        <text:list-item>
          <text:p text:style-name="P9"><text:span text:style-name="T13">common css -</text:span><text:span text:style-name="T15">completed</text:span></text:p>
        </text:list-item>
        <text:list-item>
          <text:p text:style-name="P10">grids -<text:span text:style-name="T2">completed</text:span></text:p>
        </text:list-item>
        <text:list-item>
          <text:p text:style-name="P14">dropdowns -<text:span text:style-name="T1">completed</text:span></text:p>
        </text:list-item>
      </text:list>
      <text:p text:style-name="P1"/>
      <text:p text:style-name="P8"><text:span text:style-name="T14">ANGULAR Contd</text:span><text:span text:style-name="T13">…</text:span></text:p>
      <text:list xml:id="list1009280055" text:style-name="WW8Num4">
        <text:list-item>
          <text:p text:style-name="P15">accordions -<text:span text:style-name="T7">completed</text:span></text:p>
        </text:list-item>
        <text:list-item>
          <text:p text:style-name="P17">tree -<text:span text:style-name="T16">pending</text:span></text:p>
        </text:list-item>
        <text:list-item>
          <text:p text:style-name="P15">directives,-<text:span text:style-name="T1">completed</text:span></text:p>
        </text:list-item>
        <text:list-item>
          <text:p text:style-name="P17">injectables -<text:span text:style-name="T16">pending</text:span></text:p>
        </text:list-item>
        <text:list-item>
          <text:p text:style-name="P17">rxjs framework -<text:span text:style-name="T16">pending</text:span></text:p>
        </text:list-item>
        <text:list-item>
          <text:p text:style-name="P17">dependency injections -<text:span text:style-name="T16">pending</text:span></text:p>
        </text:list-item>
        <text:list-item>
          <text:p text:style-name="P17">constructors -<text:span text:style-name="T24">completed</text:span></text:p>
        </text:list-item>
        <text:list-item>
          <text:p text:style-name="P17">life cycle hooks -<text:span text:style-name="T16">pending</text:span></text:p>
        </text:list-item>
        <text:list-item>
          <text:p text:style-name="P16">commands-<text:span text:style-name="T1">completed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"/>
      <text:p text:style-name="P3">C#</text:p>
      <text:list xml:id="list3090833055" text:style-name="WW8Num1">
        <text:list-item>
          <text:p text:style-name="P18">Creating classes, structures, arrays, loops, methods. -<text:span text:style-name="T8">completed</text:span></text:p>
        </text:list-item>
        <text:list-item>
          <text:p text:style-name="P19">Oops Concepts -<text:span text:style-name="T9">completed</text:span></text:p>
        </text:list-item>
        <text:list-item>
          <text:p text:style-name="P19">Type Conversions, operators, constants -<text:span text:style-name="T10">completed</text:span></text:p>
        </text:list-item>
        <text:list-item>
          <text:p text:style-name="P20">Collection, Generics, Enumerables, Queryables, -<text:span text:style-name="T11">completed</text:span></text:p>
        </text:list-item>
        <text:list-item>
          <text:p text:style-name="P21">Events -<text:span text:style-name="T17">completed</text:span></text:p>
        </text:list-item>
        <text:list-item>
          <text:p text:style-name="P21">Exception handling -<text:span text:style-name="T18">co</text:span><text:span text:style-name="T19">mpleted</text:span></text:p>
        </text:list-item>
        <text:list-item>
          <text:p text:style-name="P21">Data Migrations -<text:span text:style-name="T12">com</text:span></text:p>
        </text:list-item>
        <text:list-item>
          <text:p text:style-name="P21">Entity Framework Migrations -<text:span text:style-name="T23">completed</text:span></text:p>
        </text:list-item>
        <text:list-item>
          <text:p text:style-name="P21">Creating of controllers, Repository wrappers -<text:span text:style-name="T16">pending</text:span></text:p>
        </text:list-item>
        <text:list-item>
          <text:p text:style-name="P21">Directives -<text:span text:style-name="T16">pending</text:span></text:p>
        </text:list-item>
        <text:list-item>
          <text:p text:style-name="P21">Linq, Lambda Expressions -<text:span text:style-name="T16">pending</text:span></text:p>
        </text:list-item>
        <text:list-item>
          <text:p text:style-name="P27">Track changes, Indexes, Views, Multiple DB contexts, Interceptions, Database approach, Relationships, Environment Setup -<text:span text:style-name="T16">pending</text:span></text:p>
        </text:list-item>
      </text:list>
      <text:p text:style-name="P4"/>
      <text:p text:style-name="P3">WEB-API</text:p>
      <text:p text:style-name="P3"/>
      <text:list xml:id="list3661148035" text:style-name="WW8Num3">
        <text:list-item>
          <text:p text:style-name="P22">Understanding of HTTP Protocols -<text:span text:style-name="T20">completed</text:span></text:p>
        </text:list-item>
        <text:list-item>
          <text:p text:style-name="P22">Way of calling api’s. -<text:span text:style-name="T16">pending</text:span></text:p>
        </text:list-item>
        <text:list-item>
          <text:p text:style-name="P22">Checking Api`s using Postman Tool -<text:span text:style-name="T21">completed</text:span></text:p>
        </text:list-item>
        <text:list-item>
          <text:p text:style-name="P28">Connecting API to controllers by passing respective data. -<text:span text:style-name="T16">pending</text:span></text:p>
        </text:list-item>
      </text:list>
      <text:p text:style-name="P3">SQL</text:p>
      <text:list xml:id="list2117388276" text:style-name="WW8Num5">
        <text:list-item>
          <text:p text:style-name="P23">Joins -<text:span text:style-name="T3">completed</text:span></text:p>
        </text:list-item>
        <text:list-item>
          <text:p text:style-name="P24">Stored procedures -<text:span text:style-name="T3">completed</text:span></text:p>
        </text:list-item>
        <text:list-item>
          <text:p text:style-name="P23">Views -<text:span text:style-name="T4">completed </text:span></text:p>
        </text:list-item>
        <text:list-item>
          <text:p text:style-name="P23">Index -<text:span text:style-name="T6">completed </text:span></text:p>
        </text:list-item>
        <text:list-item>
          <text:p text:style-name="P25">CRUD operations -<text:span text:style-name="T16">pending</text:span></text:p>
        </text:list-item>
        <text:list-item>
          <text:p text:style-name="P23">Temp tables -<text:span text:style-name="T5">completed</text:span></text:p>
        </text:list-item>
        <text:list-item>
          <text:p text:style-name="P26">Key Relationships -<text:span text:style-name="T16">pending</text:span>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WW8Num4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0" style:family="text">
      <style:text-properties fo:color="#222222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fo:color="#222222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5z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9T12:31:58.687000000</meta:creation-date>
    <dc:date>2022-03-10T12:08:25.259000000</dc:date>
    <meta:editing-duration>P1DT8H20M37S</meta:editing-duration>
    <meta:editing-cycles>80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55" meta:word-count="228" meta:character-count="1570" meta:non-whitespace-character-count="1442"/>
  </office:meta>
</office:document-meta>
</file>